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Georgia" svg:font-family="Georg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style:text-line-through-style="none" style:text-position="0% 100%" style:font-name="Georgia" fo:font-size="14pt" fo:letter-spacing="normal" fo:language="fr" fo:country="FR" fo:font-style="normal" style:text-underline-style="none" fo:font-weight="normal" style:font-name-asian="Georgia" style:font-size-asian="14pt" style:language-asian="fr" style:country-asian="FR" style:font-style-asian="normal" style:font-weight-asian="normal" style:font-name-complex="Georgia" style:font-size-complex="14pt" style:font-style-complex="normal" style:font-weight-complex="normal" style:text-scale="100%"/>
    </style:style>
    <style:style style:name="T2" style:family="text">
      <style:text-properties fo:font-variant="normal" fo:text-transform="none" fo:color="#000000" style:text-line-through-style="none" style:text-position="0% 100%" style:font-name="Georgia" fo:font-size="14pt" fo:letter-spacing="normal" fo:language="la" fo:country="VA" fo:font-style="normal" style:text-underline-style="none" fo:font-weight="normal" style:font-name-asian="Georgia" style:font-size-asian="14pt" style:language-asian="la" style:country-asian="VA" style:font-style-asian="normal" style:font-weight-asian="normal" style:font-name-complex="Georgia" style:font-size-complex="14pt" style:font-style-complex="normal" style:font-weight-complex="normal" style:text-scale="100%"/>
    </style:style>
    <style:style style:name="T3" style:family="text">
      <style:text-properties fo:font-variant="normal" fo:text-transform="none" fo:language="fr" fo:country="FR" style:language-asian="fr" style:country-asian="FR"/>
    </style:style>
    <style:style style:name="T4" style:family="text">
      <style:text-properties fo:font-variant="normal" fo:text-transform="none" fo:language="la" fo:country="VA" style:language-asian="la" style:country-asian="VA"/>
    </style:style>
    <style:style style:name="T5" style:family="text">
      <style:text-properties fo:font-variant="normal" fo:text-transform="none" fo:font-size="14pt" fo:letter-spacing="normal" fo:language="fr" fo:country="FR" fo:font-weight="normal" style:font-size-asian="14pt" style:language-asian="fr" style:country-asian="FR" style:font-weight-asian="normal" style:font-size-complex="14pt" style:font-weight-complex="normal"/>
    </style:style>
    <style:style style:name="T6" style:family="text">
      <style:text-properties fo:font-variant="normal" fo:text-transform="none" fo:font-size="14pt" fo:letter-spacing="normal" fo:language="la" fo:country="VA" fo:font-weight="normal" style:font-size-asian="14pt" style:language-asian="la" style:country-asian="VA" style:font-weight-asian="normal" style:font-size-complex="14pt" style:font-weight-complex="normal"/>
    </style:style>
    <style:style style:name="T7" style:family="text">
      <style:text-properties fo:font-variant="normal" fo:text-transform="none" fo:font-size="14pt" fo:language="fr" fo:country="FR" fo:font-weight="normal" style:font-size-asian="14pt" style:language-asian="fr" style:country-asian="FR" style:font-weight-asian="normal" style:font-size-complex="14pt" style:font-weight-complex="normal"/>
    </style:style>
    <style:style style:name="T8" style:family="text">
      <style:text-properties fo:font-variant="normal" fo:text-transform="none" fo:font-size="14pt" fo:language="la" fo:country="VA" fo:font-weight="normal" style:font-size-asian="14pt" style:language-asian="la" style:country-asian="VA" style:font-weight-asian="normal" style:font-size-complex="14pt" style:font-weight-complex="normal"/>
    </style:style>
    <style:style style:name="T9" style:family="text">
      <style:text-properties fo:language="fr" fo:country="FR" style:language-asian="fr" style:country-asian="FR"/>
    </style:style>
    <style:style style:name="T10" style:family="text">
      <style:text-properties fo:language="la" fo:country="VA" style:language-asian="la" style:country-asian="VA"/>
    </style:style>
    <style:style style:name="T11" style:family="text">
      <style:text-properties fo:font-variant="small-caps" fo:language="fr" fo:country="FR" style:language-asian="fr" style:country-asian="FR"/>
    </style:style>
    <style:style style:name="T12" style:family="text">
      <style:text-properties fo:font-variant="small-caps" fo:color="#000000" style:text-line-through-style="none" style:text-position="0% 100%" style:font-name="Georgia" fo:font-size="13pt" fo:letter-spacing="normal" fo:language="fr" fo:country="FR" fo:font-style="normal" style:text-underline-style="none" fo:font-weight="bold" style:font-name-asian="Georgia" style:font-size-asian="13pt" style:language-asian="fr" style:country-asian="FR" style:font-style-asian="normal" style:font-weight-asian="bold" style:font-name-complex="Georgia" style:font-size-complex="13pt" style:font-style-complex="normal" style:font-weight-complex="bold" style:text-scale="100%"/>
    </style:style>
    <style:style style:name="T13" style:family="text">
      <style:text-properties fo:font-variant="small-caps" fo:font-size="13pt" fo:letter-spacing="0.035cm" fo:language="fr" fo:country="FR" fo:font-weight="bold" style:font-size-asian="13pt" style:language-asian="fr" style:country-asian="FR" style:font-weight-asian="bold" style:font-size-complex="13pt" style:font-weight-complex="bold"/>
    </style:style>
    <style:style style:name="T14" style:family="text">
      <style:text-properties fo:font-variant="small-caps" fo:font-size="13pt" fo:language="fr" fo:country="FR" fo:font-weight="bold" style:font-size-asian="13pt" style:language-asian="fr" style:country-asian="FR" style:font-weight-asian="bold"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éorgiques, Chant IV</text:h>
      <text:p text:style-name="Standard"><text:span text:style-name="_3c_pb_3e_"><text:span text:style-name="T9">[259]</text:span></text:span><text:span text:style-name="T9">Un dieu poursuit sur toi la vengeance d’un grand crime. Oui, Orphée a sur ta tête attiré ces malheurs ; peine légère pour un tel forfait : rends-en grâces aux destins qui te protègent. Pour échapper à ta poursuite, Eurydice fuyait à pas précipités le long d’un fleuve. De­vant elle, était un énorme serpent qui devait lui donner la mort ; mais, caché sous l’herbe épaisse du rivage, Eu­rydice ne le vit pas. Les Dryades, ses jeunes compagnes, de leurs cris douloureux, remplirent les monts voisins ; les forteresses du </text:span><text:span text:style-name="T10">Rhodope, </text:span><text:span text:style-name="T9">les hauteurs du Pangée, la patrie guerrière de </text:span><text:span text:style-name="T10">Rhesus, </text:span><text:span text:style-name="T9">le pays des Gètes, les bords de l’Hèbre, et ceux où fut transportée la belle Orithyie, pleurèrent Eurydice. Lui, avec sa lyre, il consolait son amour malheureux. Et seul avec ses regrets, sur le ri­vage désert, c’est toi, chère épouse, qu’il chantait au lever du jour ; toi, qu’à son déclin il chantait encore.</text:span></text:p>
      <text:p text:style-name="Standard"><text:span text:style-name="T9">Les gouffres du Ténare, les abîmes de </text:span><text:span text:style-name="T10">Pluton, </text:span><text:span text:style-name="T9">et </text:span><text:span text:style-name="_3c_pb_3e_"><text:span text:style-name="T9">[261]</text:span></text:span><text:span text:style-name="T9">ces bois remplis d’une sombre horreur, il osa tout af­fronter ; il aborda les Mânes et leur affreux monarque ; il parut devant ces divinités qui ne savent point s’atten­drir aux prières des mortels. Émues à ses chants, du fond de l’Érèbe les ombres légères accouraient, aussi nombreuses que ces oiseaux qui se réfugient dans les forêts aux approches de la nuit ou d’un orage d’hiver : mères, époux, héros noblement tombés dans les com­bats; jeunes enfans, jeunes vierges, fils chéris placés sur le bûcher sous les yeux paternels! tristes victimes qu’entourent un noir limon et les hideux roseaux du Cocyte, et qu’enferme neuf fois de ses replis le Styx à l’eau croupissante.</text:span></text:p>
      <text:p text:style-name="Standard"><text:span text:style-name="T9">L’enfer même s’émut : le </text:span><text:span text:style-name="T10">Tartare </text:span><text:span text:style-name="T9">fut ébranlé dans ses plus profonds abîmes ; les Euménides cessèrent d’ir­riter les </text:span><text:span text:style-name="T10">serpens </text:span><text:span text:style-name="T9">qui ceignent leur tête ; et, dans sa gueule béante, Cerbère retint sa triple voix, et le vent laissa reposer la roue d’Ixion.</text:span></text:p>
      <text:p text:style-name="Standard"><text:span text:style-name="T9">Déjà il revenait vainqueur de tous les obstacles ; rendue à son amour, Eurydice remontait au séjour de la lumière : elle suivait son époux ; ainsi l’avait ordonné Proserpine. Tout à coup sa tendresse imprudente le trahit : faute bien pardonnable, si l’enfer savait par­donner ; il s’arrête, et déjà aux portes du jour, oubliant sa promesse et vaincu de son amour, il se retourne : là périssent tant de peines ; tout pacte avec </text:span><text:span text:style-name="T10">Pluton </text:span><text:span text:style-name="T9">est rompu ; trois fois les marais de l’Averne en retentissent de joie.</text:span></text:p>
      <text:p text:style-name="Standard"><text:span text:style-name="_3c_pb_3e_"><text:span text:style-name="T9">[263]</text:span></text:span><text:span text:style-name="T9">Elle : Quel dieu, quel délire nous a perdus tous deux ? Voici que de nouveau m’entraînent les destins cruels ; le sommeil ferme mes yeux éteints pour jamais. Adieu ! la mort m’enveloppe de ses ombres ; vainement j’étends vers toi mes faibles bras ! Hélas ! ton Eurydice n’est plus ! Elle dit, et, comme une fumée légère, elle disparaît et s’évanouit dans les airs. En vain Orphée veut saisir son ombre fugitive ; en vain il la rappelle ; Eurydice ne revit plus Orphée, et le sévère nocher ne lui permit plus de repasser l’onde fatale. Que faire ? deux fois privé d’une épouse chérie, par quels pleurs émouvoir les Mânes, par quels accens fléchir les dieux ? Déjà froide, l’ombre d’Eurydice voguait sur la barque du Styx.</text:span></text:p>
      <text:p text:style-name="Standard"><text:span text:style-name="T9">Pendant </text:span><text:span text:style-name="T9">sept mois entiers, retiré, dit-on, au pied d’une roche escarpée, sur les rives désertes du </text:span><text:span text:style-name="T10">Strymon, </text:span><text:span text:style-name="T9">il pleurait, et redisait aux antres solitaires ces plaintes harmonieuses qui adoucissaient les tigres et entraî­naient les forêts. Telle, sous le feuillage d’un peuplier, Philomèle plaintive redemande ses petits, que l’oiseleur impitoyable a surpris et arrachés à leur nid, couverts à peine d’un léger duvet. Pour elle, elle pleure la nuit entière, et, sur un rameau fixée, elle recommence sans cesse son chant de douleur, et de ses tristes accens rem­plit tous les lieux d’alentour.</text:span></text:p>
      <text:p text:style-name="Standard"><text:span text:style-name="T9">Ni l’amour ni l’hymen ne purent vaincre ses re­grets. Seul, au milieu des glaces des régions hyperborées, des neiges du </text:span><text:span text:style-name="T10">Tana</text:span><text:span text:style-name="T9">ï</text:span><text:span text:style-name="T10">s</text:span><text:span text:style-name="T9">, et des plaines riphéennes </text:span><text:span text:style-name="_3c_pb_3e_"><text:span text:style-name="T9">[265]</text:span></text:span><text:span text:style-name="T9">toujours couvertes de frimas, il errait, reprochant aux dieux la perte d’Eurydice, et à </text:span><text:span text:style-name="T10">Pluton </text:span><text:span text:style-name="T9">ses inutiles fa­veurs. Irritées de ses dédains, les femmes de </text:span><text:span text:style-name="T10">Thrace </text:span><text:span text:style-name="T9">le saisirent au milieu des orgies sacrées, des mystères noc­turnes de </text:span><text:span text:style-name="T10">Bacchus, </text:span><text:span text:style-name="T9">le mirent en pièces, et, dans les champs, jetèrent ses membres mutilés. Alors même que, séparée de son cou d’albâtre, la tête d’Orphée flottait sur les ondes de l’Hèbre, Eurydice ! répétait sa voix expirante et sa langue glacée ! ah ! malheureuse Eurydice ! murmurait son dernier soupir ; et les rivages au loin redisaient : Eurydi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Georgia" svg:font-family="Georg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4" style:family="text" style:parent-style-name="DefaultFontStyle"/>
    <style:style style:name="Default_20_Paragraph_20_Font" style:display-name="Default Paragraph Font"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1-03T17:00:45.98</dc:date>
    <dc:creator>Karolina Suchecka</dc:creator>
    <meta:editing-duration>PT16H24M11S</meta:editing-duration>
    <meta:editing-cycles>18</meta:editing-cycles>
    <meta:generator>OpenOffice/4.1.6$Win32 OpenOffice.org_project/416m1$Build-9790</meta:generator>
    <meta:document-statistic meta:table-count="0" meta:image-count="0" meta:object-count="0" meta:page-count="1" meta:paragraph-count="8" meta:word-count="757" meta:character-count="4452"/>
  </office:meta>
</office:document-meta>
</file>